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fd9a" officeooo:paragraph-rsid="000bfd9a"/>
    </style:style>
    <style:style style:name="P2" style:family="paragraph" style:parent-style-name="Standard" style:list-style-name="L1">
      <style:text-properties officeooo:rsid="000bfd9a" officeooo:paragraph-rsid="000bfd9a"/>
    </style:style>
    <style:style style:name="P3" style:family="paragraph" style:parent-style-name="Standard" style:list-style-name="L2">
      <style:text-properties officeooo:rsid="000d64e9" officeooo:paragraph-rsid="000d64e9"/>
    </style:style>
    <style:style style:name="T1" style:family="text">
      <style:text-properties officeooo:rsid="000e6f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ctoral college voting systém</text:p>
      <text:p text:style-name="P1">The one who wins in the Primary elections in the state gets all of the state‘s votes</text:p>
      <text:p text:style-name="P1">538 Electoral votes</text:p>
      <text:list xml:id="list1040566844555205471" text:style-name="L1">
        <text:list-item>
          <text:p text:style-name="P2">435 congress members</text:p>
        </text:list-item>
        <text:list-item>
          <text:p text:style-name="P2">100 senators</text:p>
        </text:list-item>
        <text:list-item>
          <text:p text:style-name="P2">votes representing D.C.</text:p>
        </text:list-item>
      </text:list>
      <text:p text:style-name="P1">Why Alaska has more people in the congress than it should have by redistributing the votes</text:p>
      <text:p text:style-name="P1"/>
      <text:p text:style-name="P1">The trouble with electoral college</text:p>
      <text:list xml:id="list8257699465671020552" text:style-name="L2">
        <text:list-item>
          <text:p text:style-name="P3">California shoud have 65, but becaus redistribution it has only around 55</text:p>
        </text:list-item>
        <text:list-item>
          <text:p text:style-name="P3">The campaign is mainly for swing states</text:p>
        </text:list-item>
        <text:list-item>
          <text:p text:style-name="P3">People feel that their vote does not matter</text:p>
          <text:list>
            <text:list-item>
              <text:p text:style-name="P3">Sheldon didn‘t vote, because he is from california <text:span text:style-name="T1">and he knew that Blue will wi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8:19:17.654384437</meta:creation-date>
    <dc:date>2018-04-27T16:01:00.431830701</dc:date>
    <meta:editing-duration>P1DT5H2M57S</meta:editing-duration>
    <meta:editing-cycles>1</meta:editing-cycles>
    <meta:document-statistic meta:table-count="0" meta:image-count="0" meta:object-count="0" meta:page-count="1" meta:paragraph-count="12" meta:word-count="102" meta:character-count="556" meta:non-whitespace-character-count="473"/>
    <meta:generator>LibreOffice/5.1.6.2$Linux_x86 LibreOffice_project/10m0$Build-2</meta:generator>
  </office:meta>
</office:document-meta>
</file>